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Segoe UI" svg:font-family="'Segoe UI', SegoeUI, 'Segoe WP', 'Helvetica Neue', Helvetica, Tahoma, Arial, sans-serif"/>
    <style:font-face style:name="apple-system" svg:font-family="apple-system, BlinkMacSystemFont, 'Segoe UI', Roboto, Oxygen, Ubuntu, 'Fira Sans', 'Droid Sans', 'Helvetica Neue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c1e" officeooo:paragraph-rsid="00187c1e"/>
    </style:style>
    <style:style style:name="P2" style:family="paragraph" style:parent-style-name="Standard">
      <style:text-properties officeooo:rsid="001a2dc5" officeooo:paragraph-rsid="001a2dc5"/>
    </style:style>
    <style:style style:name="P3" style:family="paragraph" style:parent-style-name="Standard">
      <style:text-properties officeooo:rsid="001becff" officeooo:paragraph-rsid="001becff"/>
    </style:style>
    <style:style style:name="P4" style:family="paragraph" style:parent-style-name="Standard">
      <style:text-properties officeooo:rsid="001da1ec" officeooo:paragraph-rsid="001da1ec"/>
    </style:style>
    <style:style style:name="P5" style:family="paragraph" style:parent-style-name="Standard">
      <style:text-properties officeooo:paragraph-rsid="001e89bf"/>
    </style:style>
    <style:style style:name="T1" style:family="text">
      <style:text-properties fo:font-variant="normal" fo:text-transform="none" fo:color="#172b4d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0052cc" style:text-line-through-style="none" style:text-line-through-type="none" style:font-name="apple-system" fo:font-size="10.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style:font-name="SFMono-Regular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Segoe UI" fo:font-size="12pt" fo:letter-spacing="normal" fo:font-style="normal" fo:font-weight="normal"/>
    </style:style>
    <style:style style:name="T5" style:family="text">
      <style:text-properties officeooo:rsid="001becff"/>
    </style:style>
    <style:style style:name="T6" style:family="text">
      <style:text-properties officeooo:rsid="001e89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Construction : <text:span text:style-name="T5">(API : Representation state transfer Object)</text:span></text:p>
      <text:p text:style-name="P1"/>
      <text:p text:style-name="P1"><text:span text:style-name="T1">URI structure http://[host]:[port]/api/{service name}]/v{version number}/{resource}</text:span><text:line-break/><text:span text:style-name="T1">The URI is comprised of a fixed base uri /api/{service name}]/v{version number} and the resource path. Only major version number is used in the URI. An example: </text:span><text:a xlink:type="simple" xlink:href="http://127.0.0.1:8080/api/petstore/v1/pets/dogs" text:style-name="Internet_20_link" text:visited-style-name="Visited_20_Internet_20_Link"><text:span text:style-name="T2">http://127.0.0.1:8080/api/petstore/v1/pets/dogs</text:span></text:a> </text:p>
      <text:p text:style-name="P1"/>
      <text:p text:style-name="P1"/>
      <text:p text:style-name="P3">API Design </text:p>
      <text:p text:style-name="P3"/>
      <text:p text:style-name="P3">URI : <text:s/>uniquely identifies the resources</text:p>
      <text:p text:style-name="P3"/>
      <text:p text:style-name="P3">Content negotiation : Exchange data with provided mediatype (ex . Json,xml etc)</text:p>
      <text:p text:style-name="P3"/>
      <text:p text:style-name="P4">URI : Keep simple </text:p>
      <text:p text:style-name="P4"/>
      <text:p text:style-name="P4"><text:span text:style-name="Source_20_Text"><text:span text:style-name="T3">Ex. 1. /customers/1/orders/99/products</text:span></text:span><text:span text:style-name="Source_20_Text"><text:span text:style-name="T4"> : all order of customer 1 and products of each order</text:span></text:span></text:p>
      <text:p text:style-name="P4"><text:span text:style-name="Source_20_Text"><text:span text:style-name="T3">2. /customers/1/orders</text:span></text:span><text:span text:style-name="Source_20_Text"><text:span text:style-name="T4"> <text:s/>: get all order of customer ,</text:span></text:span></text:p>
      <text:p text:style-name="P4"><text:span text:style-name="Source_20_Text">3. </text:span><text:span text:style-name="Source_20_Text"><text:span text:style-name="T3">/orders/99/products</text:span></text:span><text:span text:style-name="Source_20_Text"><text:span text:style-name="T4"> <text:s/>: <text:s/>get all products of the order 99 </text:span></text:span></text:p>
      <text:p text:style-name="P4"><text:span text:style-name="Source_20_Text"><text:span text:style-name="T4"/></text:span></text:p>
      <text:p text:style-name="P4"><text:span text:style-name="Source_20_Text"><text:span text:style-name="T4">user can 1 request 1 network call and internally divide this in 2 request </text:span></text:span></text:p>
      <text:p text:style-name="P4"/>
      <text:p text:style-name="P4"/>
      <text:p text:style-name="P3"/>
      <text:p text:style-name="P3"/>
      <text:p text:style-name="P3"><text:a xlink:type="simple" xlink:href="https://docs.microsoft.com/en-us/azure/architecture/best-practices/api-design" text:style-name="Internet_20_link" text:visited-style-name="Visited_20_Internet_20_Link">https://docs.microsoft.com/en-us/azure/architecture/best-practices/api-design</text:a> </text:p>
      <text:p text:style-name="P5"><text:span text:style-name="T6">chatty </text:span><text:a xlink:type="simple" xlink:href="https://docs.microsoft.com/en-us/azure/architecture/antipatterns/chatty-io/index" text:style-name="Internet_20_link" text:visited-style-name="Visited_20_Internet_20_Link">https://docs.microsoft.com/en-us/azure/architecture/antipatterns/chatty-io/index</text:a> </text:p>
      <text:p text:style-name="P3"/>
      <text:p text:style-name="P1"/>
      <text:p text:style-name="P1"/>
      <text:p text:style-name="P1"/>
      <text:p text:style-name="P1"><text:a xlink:type="simple" xlink:href="https://wiki.onap.org/display/DW/RESTful+API+Design+Specification" text:style-name="Internet_20_link" text:visited-style-name="Visited_20_Internet_20_Link">https://wiki.onap.org/display/DW/RESTful+API+Design+Specification</text:a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Segoe UI" svg:font-family="'Segoe UI', SegoeUI, 'Segoe WP', 'Helvetica Neue', Helvetica, Tahoma, Arial, sans-serif"/>
    <style:font-face style:name="apple-system" svg:font-family="apple-system, BlinkMacSystemFont, 'Segoe UI', Roboto, Oxygen, Ubuntu, 'Fira Sans', 'Droid Sans', 'Helvetica Neue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18:57.682000000</meta:creation-date>
    <dc:date>2019-10-04T07:38:52.622000000</dc:date>
    <meta:editing-duration>P7DT8H46M14S</meta:editing-duration>
    <meta:editing-cycles>3</meta:editing-cycles>
    <meta:generator>Neat_Office/6.1.3.2$Windows_x86 LibreOffice_project/</meta:generator>
    <meta:document-statistic meta:table-count="0" meta:image-count="0" meta:object-count="0" meta:page-count="1" meta:paragraph-count="13" meta:word-count="117" meta:character-count="1014" meta:non-whitespace-character-count="898"/>
  </office:meta>
</office:document-meta>
</file>